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23.42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24.66mm"/>
    </style:style>
    <style:style style:name="co7" style:family="table-column">
      <style:table-column-properties fo:break-before="auto" style:column-width="21.13mm"/>
    </style:style>
    <style:style style:name="co8" style:family="table-column">
      <style:table-column-properties fo:break-before="auto" style:column-width="18.8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2"/>
    <style:style style:name="ce6" style:family="table-cell" style:parent-style-name="Default" style:data-style-name="N61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61"/>
    <style:style style:name="ce12" style:family="table-cell" style:parent-style-name="Default" style:data-style-name="N119"/>
    <style:style style:name="ce13" style:family="table-cell" style:parent-style-name="Default" style:data-style-name="N1"/>
    <style:style style:name="ce17" style:family="table-cell" style:parent-style-name="Default" style:data-style-name="N120"/>
    <style:style style:name="ce3" style:family="table-cell" style:parent-style-name="Default" style:data-style-name="N108"/>
    <style:style style:name="ce9" style:family="table-cell" style:parent-style-name="Default" style:data-style-name="N116"/>
    <style:style style:name="ce10" style:family="table-cell" style:parent-style-name="Default" style:data-style-name="N118"/>
  </office:automatic-styles>
  <office:body>
    <office:spreadsheet>
      <table:calculation-settings table:case-sensitive="false" table:automatic-find-labels="false" table:use-regular-expressions="false" table:use-wildcards="true"/>
      <table:table table:name="2CLJ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ce1"/>
        <table:table-row table:style-name="ro1" table:number-rows-repeated="3">
          <table:table-cell/>
          <table:table-cell table:style-name="ce1"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1/mol</text:p>
          </table:table-cell>
          <table:table-cell table:style-name="ce6" office:value-type="float" office:value="6.02214076E+023" calcext:value-type="float">
            <text:p>6,02E+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{L}</text:p>
          </table:table-cell>
          <table:table-cell office:value-type="string" calcext:value-type="string">
            <text:p>m</text:p>
          </table:table-cell>
          <table:table-cell table:style-name="ce7" office:value-type="float" office:value="0.0000000001" calcext:value-type="float">
            <text:p>1,00E-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l</text:p>
          </table:table-cell>
          <table:table-cell office:value-type="string" calcext:value-type="string">
            <text:p>m^3</text:p>
          </table:table-cell>
          <table:table-cell table:formula="of:=0.1^3" office:value-type="float" office:value="0.001" calcext:value-type="float">
            <text:p>0,00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m^3</text:p>
          </table:table-cell>
          <table:table-cell office:value-type="string" calcext:value-type="string">
            <text:p>A^3</text:p>
          </table:table-cell>
          <table:table-cell table:style-name="ce7" office:value-type="float" office:value="1E+030" calcext:value-type="float">
            <text:p>1,00E+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l</text:p>
          </table:table-cell>
          <table:table-cell office:value-type="string" calcext:value-type="string">
            <text:p>A^3</text:p>
          </table:table-cell>
          <table:table-cell table:formula="of:=[.D6]*[.D7]" office:value-type="float" office:value="1E+027" calcext:value-type="float">
            <text:p>1E+027</text:p>
          </table:table-cell>
          <table:table-cell table:number-columns-repeated="4"/>
        </table:table-row>
        <table:table-row table:style-name="ro1">
          <table:table-cell/>
          <table:table-cell table:style-name="ce1" table:number-columns-repeated="5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sigma</text:p>
          </table:table-cell>
          <table:table-cell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</text:p>
          </table:table-cell>
          <table:table-cell table:formula="of:=[.D11]*[.D10]" office:value-type="float" office:value="3" calcext:value-type="float">
            <text:p>3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V</text:p>
          </table:table-cell>
          <table:table-cell office:value-type="string" calcext:value-type="string">
            <text:p>A^3</text:p>
          </table:table-cell>
          <table:table-cell table:style-name="ce1" table:formula="of:=[.D13]^3" office:value-type="float" office:value="8000" calcext:value-type="float">
            <text:p>8000</text:p>
          </table:table-cell>
          <table:table-cell table:number-columns-repeated="2"/>
          <table:table-cell table:style-name="Default"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rho_vap</text:p>
          </table:table-cell>
          <table:table-cell table:style-name="ce1" office:value-type="string" calcext:value-type="string">
            <text:p>rho_liq</text:p>
          </table:table-cell>
          <table:table-cell table:style-name="ce1" office:value-type="string" calcext:value-type="string">
            <text:p>rho_vap</text:p>
          </table:table-cell>
          <table:table-cell table:style-name="ce1" office:value-type="string" calcext:value-type="string">
            <text:p>rho_liq</text:p>
          </table:table-cell>
          <table:table-cell office:value-type="string" calcext:value-type="string">
            <text:p>N_vap</text:p>
          </table:table-cell>
          <table:table-cell office:value-type="string" calcext:value-type="string">
            <text:p>N_liq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mol/l</text:p>
          </table:table-cell>
          <table:table-cell table:number-columns-repeated="2" table:style-name="ce1" office:value-type="string" calcext:value-type="string">
            <text:p>1/A^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/>
          <table:table-cell table:style-name="ce1" office:value-type="float" office:value="0.979" calcext:value-type="float">
            <text:p>0,979</text:p>
          </table:table-cell>
          <table:table-cell table:style-name="ce5" table:formula="of:=[.E20]/[.$D$4]*[.$D$8]" office:value-type="float" office:value="0.863480314930401" calcext:value-type="float">
            <text:p>0,86</text:p>
          </table:table-cell>
          <table:table-cell table:style-name="ce5" table:formula="of:=[.F20]/[.$D$4]*[.$D$8]" office:value-type="float" office:value="681.219546917399" calcext:value-type="float">
            <text:p>681,22</text:p>
          </table:table-cell>
          <table:table-cell table:style-name="ce12" office:value-type="float" office:value="0.00052" calcext:value-type="float">
            <text:p>0,00052</text:p>
          </table:table-cell>
          <table:table-cell table:style-name="ce12" office:value-type="float" office:value="0.41024" calcext:value-type="float">
            <text:p>0,41024</text:p>
          </table:table-cell>
          <table:table-cell table:style-name="ce13" table:formula="of:=[.E20]*[.$D$14]" office:value-type="float" office:value="4.16" calcext:value-type="float">
            <text:p>4</text:p>
          </table:table-cell>
          <table:table-cell table:style-name="ce13" table:formula="of:=[.F20]*[.$D$14]" office:value-type="float" office:value="3281.92" calcext:value-type="float">
            <text:p>3282</text:p>
          </table:table-cell>
        </table:table-row>
        <table:table-row table:style-name="ro1">
          <table:table-cell/>
          <table:table-cell table:style-name="ce1" office:value-type="float" office:value="1.508" calcext:value-type="float">
            <text:p>1,508</text:p>
          </table:table-cell>
          <table:table-cell table:style-name="ce5" table:formula="of:=[.E21]/[.$D$4]*[.$D$8]" office:value-type="float" office:value="30.5539188359988" calcext:value-type="float">
            <text:p>30,55</text:p>
          </table:table-cell>
          <table:table-cell table:style-name="ce5" table:formula="of:=[.F21]/[.$D$4]*[.$D$8]" office:value-type="float" office:value="510.267049951852" calcext:value-type="float">
            <text:p>510,27</text:p>
          </table:table-cell>
          <table:table-cell table:style-name="ce12" office:value-type="float" office:value="0.0184" calcext:value-type="float">
            <text:p>0,01840</text:p>
          </table:table-cell>
          <table:table-cell table:style-name="ce12" office:value-type="float" office:value="0.30729" calcext:value-type="float">
            <text:p>0,30729</text:p>
          </table:table-cell>
          <table:table-cell table:style-name="ce13" table:formula="of:=[.E21]*[.$D$14]" office:value-type="float" office:value="147.2" calcext:value-type="float">
            <text:p>147</text:p>
          </table:table-cell>
          <table:table-cell table:style-name="ce13" table:formula="of:=[.F21]*[.$D$14]" office:value-type="float" office:value="2458.32" calcext:value-type="float">
            <text:p>2458</text:p>
          </table:table-cell>
        </table:table-row>
        <table:table-row table:style-name="ro1">
          <table:table-cell/>
          <table:table-cell table:style-name="ce1" office:value-type="float" office:value="1.691" calcext:value-type="float">
            <text:p>1,691</text:p>
          </table:table-cell>
          <table:table-cell table:style-name="ce5" table:formula="of:=[.E22]/[.$D$4]*[.$D$8]" office:value-type="float" office:value="72.3995033287797" calcext:value-type="float">
            <text:p>72,40</text:p>
          </table:table-cell>
          <table:table-cell table:style-name="ce5" table:formula="of:=[.F22]/[.$D$4]*[.$D$8]" office:value-type="float" office:value="408.658664431484" calcext:value-type="float">
            <text:p>408,66</text:p>
          </table:table-cell>
          <table:table-cell table:style-name="ce12" office:value-type="float" office:value="0.0436" calcext:value-type="float">
            <text:p>0,04360</text:p>
          </table:table-cell>
          <table:table-cell table:style-name="ce12" office:value-type="float" office:value="0.2461" calcext:value-type="float">
            <text:p>0,24610</text:p>
          </table:table-cell>
          <table:table-cell table:style-name="ce13" table:formula="of:=[.E22]*[.$D$14]" office:value-type="float" office:value="348.8" calcext:value-type="float">
            <text:p>349</text:p>
          </table:table-cell>
          <table:table-cell table:style-name="ce13" table:formula="of:=[.F22]*[.$D$14]" office:value-type="float" office:value="1968.8" calcext:value-type="float">
            <text:p>1969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</table:table-row>
      </table:table>
      <table:table table:name="CO2_Merker" table:style-name="ta2">
        <table:table-column table:style-name="co3" table:number-columns-repeated="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3" table:number-columns-repeated="1016" table:default-cell-style-name="ce1"/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1/mol</text:p>
          </table:table-cell>
          <table:table-cell table:style-name="ce6" office:value-type="float" office:value="6.02214076E+023" calcext:value-type="float">
            <text:p>6,02E+2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{L}</text:p>
          </table:table-cell>
          <table:table-cell table:style-name="Default" office:value-type="string" calcext:value-type="string">
            <text:p>m</text:p>
          </table:table-cell>
          <table:table-cell table:style-name="ce7" office:value-type="float" office:value="0.0000000001" calcext:value-type="float">
            <text:p>1,00E-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l</text:p>
          </table:table-cell>
          <table:table-cell table:style-name="Default" office:value-type="string" calcext:value-type="string">
            <text:p>m^3</text:p>
          </table:table-cell>
          <table:table-cell table:style-name="Default" table:formula="of:=0.1^3" office:value-type="float" office:value="0.001" calcext:value-type="float">
            <text:p>0,00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m^3</text:p>
          </table:table-cell>
          <table:table-cell table:style-name="Default" office:value-type="string" calcext:value-type="string">
            <text:p>A^3</text:p>
          </table:table-cell>
          <table:table-cell table:style-name="ce7" office:value-type="float" office:value="1E+030" calcext:value-type="float">
            <text:p>1,00E+3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l</text:p>
          </table:table-cell>
          <table:table-cell table:style-name="Default" office:value-type="string" calcext:value-type="string">
            <text:p>A^3</text:p>
          </table:table-cell>
          <table:table-cell table:style-name="Default" table:formula="of:=[.D6]*[.D7]" office:value-type="float" office:value="1E+027" calcext:value-type="float">
            <text:p>1E+0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gma_O</text:p>
          </table:table-cell>
          <table:table-cell office:value-type="string" calcext:value-type="string">
            <text:p>A</text:p>
          </table:table-cell>
          <table:table-cell office:value-type="float" office:value="2.9755" calcext:value-type="float">
            <text:p>2,9755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</text:p>
          </table:table-cell>
          <table:table-cell table:style-name="Default" table:formula="of:=[.D11]*[.D10]" office:value-type="float" office:value="8.9265" calcext:value-type="float">
            <text:p>8,92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Default"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Default" office:value-type="string" calcext:value-type="string">
            <text:p>A^3</text:p>
          </table:table-cell>
          <table:table-cell table:formula="of:=[.D13]^3" office:value-type="float" office:value="216000" calcext:value-type="float">
            <text:p>216000</text:p>
          </table:table-cell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ho_vap</text:p>
          </table:table-cell>
          <table:table-cell office:value-type="string" calcext:value-type="string">
            <text:p>rho_liq</text:p>
          </table:table-cell>
          <table:table-cell office:value-type="string" calcext:value-type="string">
            <text:p>rho_vap</text:p>
          </table:table-cell>
          <table:table-cell office:value-type="string" calcext:value-type="string">
            <text:p>rho_liq</text:p>
          </table:table-cell>
          <table:table-cell office:value-type="string" calcext:value-type="string">
            <text:p>N_vap</text:p>
          </table:table-cell>
          <table:table-cell office:value-type="string" calcext:value-type="string">
            <text:p>N_liq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number-columns-repeated="2" table:style-name="Default" office:value-type="string" calcext:value-type="string">
            <text:p>mol/l</text:p>
          </table:table-cell>
          <table:table-cell table:number-columns-repeated="2" office:value-type="string" calcext:value-type="string">
            <text:p>1/A^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style-name="ce17" table:formula="of:=2.5/7" office:value-type="float" office:value="0.357142857142857" calcext:value-type="float">
            <text:p>0,357</text:p>
          </table:table-cell>
          <table:table-cell table:style-name="ce17" table:formula="of:=20+46/7" office:value-type="float" office:value="26.5714285714286" calcext:value-type="float">
            <text:p>26,571</text:p>
          </table:table-cell>
          <table:table-cell table:style-name="ce9" table:formula="of:=[.C20]*[.$D$4]/[.$D$8]" office:value-type="float" office:value="0.000215076455714286" calcext:value-type="float">
            <text:p>0,000215076</text:p>
          </table:table-cell>
          <table:table-cell table:style-name="ce10" table:formula="of:=[.D20]*[.$D$4]/[.$D$8]" office:value-type="float" office:value="0.0160016883051429" calcext:value-type="float">
            <text:p>0,0160017</text:p>
          </table:table-cell>
          <table:table-cell table:style-name="ce13" table:formula="of:=[.E20]*[.$D$14]" office:value-type="float" office:value="46.4565144342858" calcext:value-type="float">
            <text:p>46</text:p>
          </table:table-cell>
          <table:table-cell table:style-name="ce13" table:formula="of:=[.F20]*[.$D$14]" office:value-type="float" office:value="3456.36467391087" calcext:value-type="float">
            <text:p>345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17" table:formula="of:=7/7" office:value-type="float" office:value="1" calcext:value-type="float">
            <text:p>1,000</text:p>
          </table:table-cell>
          <table:table-cell table:style-name="ce17" table:formula="of:=20+27/7" office:value-type="float" office:value="23.8571428571429" calcext:value-type="float">
            <text:p>23,857</text:p>
          </table:table-cell>
          <table:table-cell table:style-name="ce9" table:formula="of:=[.C21]*[.$D$4]/[.$D$8]" office:value-type="float" office:value="0.000602214076" calcext:value-type="float">
            <text:p>0,000602214</text:p>
          </table:table-cell>
          <table:table-cell table:style-name="ce10" table:formula="of:=[.D21]*[.$D$4]/[.$D$8]" office:value-type="float" office:value="0.0143671072417143" calcext:value-type="float">
            <text:p>0,0143671</text:p>
          </table:table-cell>
          <table:table-cell table:style-name="ce13" table:formula="of:=[.E21]*[.$D$14]" office:value-type="float" office:value="130.078240416" calcext:value-type="float">
            <text:p>130</text:p>
          </table:table-cell>
          <table:table-cell table:style-name="ce13" table:formula="of:=[.F21]*[.$D$14]" office:value-type="float" office:value="3103.29516421029" calcext:value-type="float">
            <text:p>31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style-name="ce17" table:formula="of:=19/7" office:value-type="float" office:value="2.71428571428571" calcext:value-type="float">
            <text:p>2,714</text:p>
          </table:table-cell>
          <table:table-cell table:style-name="ce17" table:formula="of:=20+1/7" office:value-type="float" office:value="20.1428571428571" calcext:value-type="float">
            <text:p>20,143</text:p>
          </table:table-cell>
          <table:table-cell table:style-name="ce9" table:formula="of:=[.C22]*[.$D$4]/[.$D$8]" office:value-type="float" office:value="0.00163458106342857" calcext:value-type="float">
            <text:p>0,001634581</text:p>
          </table:table-cell>
          <table:table-cell table:style-name="ce10" table:formula="of:=[.D22]*[.$D$4]/[.$D$8]" office:value-type="float" office:value="0.0121303121022857" calcext:value-type="float">
            <text:p>0,0121303</text:p>
          </table:table-cell>
          <table:table-cell table:style-name="ce13" table:formula="of:=[.E22]*[.$D$14]" office:value-type="float" office:value="353.069509700571" calcext:value-type="float">
            <text:p>353</text:p>
          </table:table-cell>
          <table:table-cell table:style-name="ce13" table:formula="of:=[.F22]*[.$D$14]" office:value-type="float" office:value="2620.14741409371" calcext:value-type="float">
            <text:p>2620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6H12" table:style-name="ta2">
        <table:table-column table:style-name="co3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3" table:number-columns-repeated="1016" table:default-cell-style-name="ce1"/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1/mol</text:p>
          </table:table-cell>
          <table:table-cell table:style-name="ce6" office:value-type="float" office:value="6.02214076E+023" calcext:value-type="float">
            <text:p>6,02E+23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{L}</text:p>
          </table:table-cell>
          <table:table-cell table:style-name="Default" office:value-type="string" calcext:value-type="string">
            <text:p>m</text:p>
          </table:table-cell>
          <table:table-cell table:style-name="ce7" office:value-type="float" office:value="0.0000000001" calcext:value-type="float">
            <text:p>1,00E-1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l</text:p>
          </table:table-cell>
          <table:table-cell table:style-name="Default" office:value-type="string" calcext:value-type="string">
            <text:p>m^3</text:p>
          </table:table-cell>
          <table:table-cell table:style-name="Default" table:formula="of:=0.1^3" office:value-type="float" office:value="0.001" calcext:value-type="float">
            <text:p>0,00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m^3</text:p>
          </table:table-cell>
          <table:table-cell table:style-name="Default" office:value-type="string" calcext:value-type="string">
            <text:p>A^3</text:p>
          </table:table-cell>
          <table:table-cell table:style-name="ce7" office:value-type="float" office:value="1E+030" calcext:value-type="float">
            <text:p>1,00E+30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1l</text:p>
          </table:table-cell>
          <table:table-cell table:style-name="Default" office:value-type="string" calcext:value-type="string">
            <text:p>A^3</text:p>
          </table:table-cell>
          <table:table-cell table:style-name="Default" table:formula="of:=[.D6]*[.D7]" office:value-type="float" office:value="1E+027" calcext:value-type="float">
            <text:p>1E+027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A</text:p>
          </table:table-cell>
          <table:table-cell office:value-type="float" office:value="3.497" calcext:value-type="float">
            <text:p>3,497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rc</text:p>
          </table:table-cell>
          <table:table-cell table:style-name="Default" office:value-type="string" calcext:value-type="string">
            <text:p>A</text:p>
          </table:table-cell>
          <table:table-cell table:style-name="Default" table:formula="of:=[.D11]*[.D10]" office:value-type="float" office:value="13.988" calcext:value-type="float">
            <text:p>13,9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Default"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style-name="Default" office:value-type="string" calcext:value-type="string">
            <text:p>A^3</text:p>
          </table:table-cell>
          <table:table-cell table:formula="of:=[.D13]^3" office:value-type="float" office:value="512000" calcext:value-type="float">
            <text:p>512000</text:p>
          </table:table-cell>
          <table:table-cell table:style-name="Default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rho_vap</text:p>
          </table:table-cell>
          <table:table-cell office:value-type="string" calcext:value-type="string">
            <text:p>rho_liq</text:p>
          </table:table-cell>
          <table:table-cell office:value-type="string" calcext:value-type="string">
            <text:p>rho_vap</text:p>
          </table:table-cell>
          <table:table-cell office:value-type="string" calcext:value-type="string">
            <text:p>rho_liq</text:p>
          </table:table-cell>
          <table:table-cell office:value-type="string" calcext:value-type="string">
            <text:p>N_vap</text:p>
          </table:table-cell>
          <table:table-cell office:value-type="string" calcext:value-type="string">
            <text:p>N_liq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K</text:p>
          </table:table-cell>
          <table:table-cell table:number-columns-repeated="2" table:style-name="Default" office:value-type="string" calcext:value-type="string">
            <text:p>mol/l</text:p>
          </table:table-cell>
          <table:table-cell table:number-columns-repeated="2" office:value-type="string" calcext:value-type="string">
            <text:p>1/A^3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style-name="ce17" table:formula="of:=0.2/7" office:value-type="float" office:value="0.0285714285714286" calcext:value-type="float">
            <text:p>0,029</text:p>
          </table:table-cell>
          <table:table-cell table:style-name="ce17" table:formula="of:=8+10.4/12.8" office:value-type="float" office:value="8.8125" calcext:value-type="float">
            <text:p>8,813</text:p>
          </table:table-cell>
          <table:table-cell table:style-name="ce9" table:formula="of:=[.C20]*[.$D$4]/[.$D$8]" office:value-type="float" office:value="0.0000172061164571429" calcext:value-type="float">
            <text:p>0,000017206</text:p>
          </table:table-cell>
          <table:table-cell table:style-name="ce10" table:formula="of:=[.D20]*[.$D$4]/[.$D$8]" office:value-type="float" office:value="0.00530701154475" calcext:value-type="float">
            <text:p>0,0053070</text:p>
          </table:table-cell>
          <table:table-cell table:style-name="ce13" table:formula="of:=[.E20]*[.$D$14]" office:value-type="float" office:value="8.80953162605714" calcext:value-type="float">
            <text:p>9</text:p>
          </table:table-cell>
          <table:table-cell table:style-name="ce13" table:formula="of:=[.F20]*[.$D$14]" office:value-type="float" office:value="2717.189910912" calcext:value-type="float">
            <text:p>27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style-name="ce17" table:formula="of:=2/7" office:value-type="float" office:value="0.285714285714286" calcext:value-type="float">
            <text:p>0,286</text:p>
          </table:table-cell>
          <table:table-cell table:style-name="ce17" table:formula="of:=7+9.8/12.8" office:value-type="float" office:value="7.765625" calcext:value-type="float">
            <text:p>7,766</text:p>
          </table:table-cell>
          <table:table-cell table:style-name="ce9" table:formula="of:=[.C21]*[.$D$4]/[.$D$8]" office:value-type="float" office:value="0.000172061164571429" calcext:value-type="float">
            <text:p>0,000172061</text:p>
          </table:table-cell>
          <table:table-cell table:style-name="ce10" table:formula="of:=[.D21]*[.$D$4]/[.$D$8]" office:value-type="float" office:value="0.0046765686839375" calcext:value-type="float">
            <text:p>0,0046766</text:p>
          </table:table-cell>
          <table:table-cell table:style-name="ce13" table:formula="of:=[.E21]*[.$D$14]" office:value-type="float" office:value="88.0953162605714" calcext:value-type="float">
            <text:p>88</text:p>
          </table:table-cell>
          <table:table-cell table:style-name="ce13" table:formula="of:=[.F21]*[.$D$14]" office:value-type="float" office:value="2394.403166176" calcext:value-type="float">
            <text:p>239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17" table:formula="of:=5/7" office:value-type="float" office:value="0.714285714285714" calcext:value-type="float">
            <text:p>0,714</text:p>
          </table:table-cell>
          <table:table-cell table:style-name="ce17" table:formula="of:=6+4.2/12.8" office:value-type="float" office:value="6.328125" calcext:value-type="float">
            <text:p>6,328</text:p>
          </table:table-cell>
          <table:table-cell table:style-name="ce9" table:formula="of:=[.C22]*[.$D$4]/[.$D$8]" office:value-type="float" office:value="0.000430152911428571" calcext:value-type="float">
            <text:p>0,000430153</text:p>
          </table:table-cell>
          <table:table-cell table:style-name="ce10" table:formula="of:=[.D22]*[.$D$4]/[.$D$8]" office:value-type="float" office:value="0.0038108859496875" calcext:value-type="float">
            <text:p>0,0038109</text:p>
          </table:table-cell>
          <table:table-cell table:style-name="ce13" table:formula="of:=[.E22]*[.$D$14]" office:value-type="float" office:value="220.238290651428" calcext:value-type="float">
            <text:p>220</text:p>
          </table:table-cell>
          <table:table-cell table:style-name="ce13" table:formula="of:=[.F22]*[.$D$14]" office:value-type="float" office:value="1951.17360624" calcext:value-type="float">
            <text:p>195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6" loext:min-decimal-places="6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16" loext:min-decimal-places="16" number:min-integer-digits="1"/>
    </number:number-style>
    <number:number-style style:name="N110">
      <number:number number:decimal-places="15" loext:min-decimal-places="15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00:49:52.30070560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heinen</meta:initial-creator>
    <meta:creation-date>2020-05-20T08:06:38Z</meta:creation-date>
    <dc:date>2020-05-29T00:51:54.895002732</dc:date>
    <meta:editing-duration>P4DT11H9M6S</meta:editing-duration>
    <meta:editing-cycles>14</meta:editing-cycles>
    <meta:document-statistic meta:table-count="3" meta:cell-count="195" meta:object-count="0"/>
  </office:meta>
</office:document-meta>
</file>